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andomAcce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andomAccesContent.getData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HttpRandomAcce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andomAccesContent.seek( long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RandomAccesContent.read( byte b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andomAcce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andomAccesContent.read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andomAccesConten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andomAccesContent.HttpRandomAccesContent( final HttpFileObject fileObject ,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